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484e" officeooo:paragraph-rsid="000e484e"/>
    </style:style>
    <style:style style:name="P2" style:family="paragraph" style:parent-style-name="Standard">
      <style:text-properties officeooo:rsid="000f2fb1" officeooo:paragraph-rsid="000f2fb1"/>
    </style:style>
    <style:style style:name="P3" style:family="paragraph" style:parent-style-name="Standard">
      <style:text-properties officeooo:rsid="0011db21" officeooo:paragraph-rsid="0011db21"/>
    </style:style>
    <style:style style:name="P4" style:family="paragraph" style:parent-style-name="Standard">
      <style:text-properties officeooo:rsid="0012206f" officeooo:paragraph-rsid="0012206f"/>
    </style:style>
    <style:style style:name="P5" style:family="paragraph" style:parent-style-name="Standard">
      <style:text-properties officeooo:rsid="0012f565" officeooo:paragraph-rsid="0012f565"/>
    </style:style>
    <style:style style:name="P6" style:family="paragraph" style:parent-style-name="Standard">
      <style:paragraph-properties fo:break-before="page"/>
      <style:text-properties officeooo:rsid="000e484e" officeooo:paragraph-rsid="000e484e"/>
    </style:style>
    <style:style style:name="P7" style:family="paragraph" style:parent-style-name="Standard">
      <style:text-properties officeooo:rsid="0015ea2f" officeooo:paragraph-rsid="0015ea2f"/>
    </style:style>
    <style:style style:name="P8" style:family="paragraph" style:parent-style-name="Standard">
      <style:paragraph-properties fo:break-before="page"/>
      <style:text-properties officeooo:rsid="000e484e" officeooo:paragraph-rsid="000e484e"/>
    </style:style>
    <style:style style:name="T1" style:family="text">
      <style:text-properties officeooo:rsid="000fe80f"/>
    </style:style>
    <style:style style:name="T2" style:family="text">
      <style:text-properties officeooo:rsid="00115012"/>
    </style:style>
    <style:style style:name="T3" style:family="text">
      <style:text-properties officeooo:rsid="0012f565"/>
    </style:style>
    <style:style style:name="T4" style:family="text">
      <style:text-properties officeooo:rsid="00134c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am Cody has 2 projects proposal ideas, but needs some assistance in deciding which one would make a better project. <text:s/>The two Ideas are listed below, any advice you Have would be appreciated.</text:p>
      <text:p text:style-name="P7"/>
      <text:p text:style-name="P7">Eddie, Hari, Josh, Herbert</text:p>
      <text:p text:style-name="P6">Project Title: <text:s/>WorkFromPhone</text:p>
      <text:p text:style-name="P1">Project team: Cody</text:p>
      <text:p text:style-name="P1"/>
      <text:p text:style-name="P1">Project Goal and objectives</text:p>
      <text:p text:style-name="P3">The goal of this project is to provide a platform for individuals who have a need for work, and individuals who have a capacity to work to connect. <text:s/>Further more, the goal of this application is to create a community where individuals have an easier time finding work than they would through traditional means.</text:p>
      <text:p text:style-name="P3"/>
      <text:p text:style-name="P1">Motivation:</text:p>
      <text:p text:style-name="P3">The motivation from this project comes from students who have seen cultures other than the United States, struggle to provide a system for constant reliable sources of income for its community.</text:p>
      <text:p text:style-name="P1"/>
      <text:p text:style-name="P1">Significance/Uniqueness:</text:p>
      <text:p text:style-name="P3">There are similar websites like this one, that provide, or help to provide employment, we mostly see these involving corporate agreements. <text:s/>The focus of this project is the personal relationship between two people, fulfilling a need. <text:s/>We also will have a component of “job well done”, and while there are some review websites out there, we will have the same idea, but focus on the “word of mouth” feel four our website. <text:s/>Other platforms like, Craig’s List and Facebook, could offer the same type of service to users, but we think that these platforms are too broad, and are used for other act ivies, so our specifically targeted website, should be simpler, and offer less clutter in providing job searches.</text:p>
      <text:p text:style-name="P1"/>
      <text:p text:style-name="P1">Objectives:</text:p>
      <text:p text:style-name="P4">We strive to recreate the idea of a community bulletin board at a local restaurant, with this website. <text:s/>We want to break the barriers to <text:span text:style-name="T3">traditional network building, by allowing our community to grow without the requirement of a phyiscal gathering place.</text:span></text:p>
      <text:p text:style-name="P1"/>
      <text:p text:style-name="P1">Scope of the project:</text:p>
      <text:p text:style-name="P5">The scope of this project will handle a small community or neighborhood to start. <text:s/>The nature of this idea, is that we are putting individuals in the community, into contact with other individuals in the community, so there is no need to the application user base to be large. <text:s/>That having been said, the need for this application outside of the United States, is enormous. <text:s/>We would ultimately need to segment our users experience such that, users only interacted with others near to them, or inside their own community.</text:p>
      <text:p text:style-name="P5"/>
      <text:p text:style-name="P1">System features:</text:p>
      <text:p text:style-name="P5">We have discussed the possibility of not requiring users to build a profile to use this website, though we may implement an logon and a “continue as guest” feature.</text:p>
      <text:p text:style-name="P5">This website will allow users to post reviews of work done by others, including ways to contact the individual who completed the work.</text:p>
      <text:p text:style-name="P5">The website will be browseable, so that someone looking for a “haircut” (i.e.) will be able to see all other users who have received haircuts from someone in the community.</text:p>
      <text:p text:style-name="P5">The website will allow a user to “post” a job, which will allow users to contact the poster.</text:p>
      <text:p text:style-name="P5">The website will support reviews of work done, as well as allow for <text:span text:style-name="T4">a cross-reference system, such that users can contact other users to vet the service rendered.</text:span></text:p>
      <text:p text:style-name="P5"/>
      <text:p text:style-name="P6">Project Title: <text:s/>PickMeLast</text:p>
      <text:p text:style-name="P1">Project team: Cody</text:p>
      <text:p text:style-name="P1">Project Goal and objectives:</text:p>
      <text:p text:style-name="P1">The goal for this project is to offer a digital place for people who enjoy team sport to get together with others to set up matches/games with each other.</text:p>
      <text:p text:style-name="P1"/>
      <text:p text:style-name="P1">Motivation:</text:p>
      <text:p text:style-name="P1">As someone who was an active athlete growing up, all the way through high school, I have found as an adult, team based sport is hard to find. <text:s/>The two most common places to find team based sport is either by joining a specific league (indoor soccer, bowling, softball are some of the most common), or by joining a gym. <text:s/>The barriers there can be, skill level, or cost. <text:s/>For instance many softball teams, are competitive in nature and compete at a very high level. <text:s/>It goes without saying that gyms, can be expensive and can require a membership, which one may not want, just to be able to play a few games every now and again.</text:p>
      <text:p text:style-name="P1"/>
      <text:p text:style-name="P1">Significance/Uniqueness:</text:p>
      <text:p text:style-name="P1">I am unaware of an app or a service currently available like this one. <text:s/>I also find that many people in software development are young, and love physical activity, or are older and out of shape, and would love the chance to get into shape if the competition level was appropriate.</text:p>
      <text:p text:style-name="P1"/>
      <text:p text:style-name="P1">Objectives:</text:p>
      <text:p text:style-name="P2">The goal is to act as a broker to put people together.</text:p>
      <text:p text:style-name="P2"/>
      <text:p text:style-name="P1">Scope of the project:</text:p>
      <text:p text:style-name="P2">The website should be able to handle 20 concurrent users and implement core functionality as list below. <text:s/><text:span text:style-name="T2">The website should be scaleable to handle all activity within the Kansas City area.</text:span></text:p>
      <text:p text:style-name="P2"/>
      <text:p text:style-name="P1">System features:</text:p>
      <text:p text:style-name="P2">This project will allow users to search for games currently in progress within a specified radius of their current or a given location.</text:p>
      <text:p text:style-name="P2">This project will allow users to set up their own match real time, or to schedule a match for a future date/time.</text:p>
      <text:p text:style-name="P2">This project will allow a user to specify their own preferences of the types of matches they want to see broadcast, and participate in.</text:p>
      <text:p text:style-name="P2">This system will allow you to “friend” other users.</text:p>
      <text:p text:style-name="P2">This system will allow you to send direct invites <text:span text:style-name="T1">for real time or scheduled matches that you create</text:span> to certain users that you have friend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4:51:58.201000000</meta:creation-date>
    <dc:date>2019-02-08T22:41:18.737000000</dc:date>
    <meta:editing-duration>PT2H32M54S</meta:editing-duration>
    <meta:editing-cycles>8</meta:editing-cycles>
    <meta:generator>LibreOffice/6.0.5.2$Windows_X86_64 LibreOffice_project/54c8cbb85f300ac59db32fe8a675ff7683cd5a16</meta:generator>
    <meta:document-statistic meta:table-count="0" meta:image-count="0" meta:object-count="0" meta:page-count="3" meta:paragraph-count="38" meta:word-count="882" meta:character-count="5118" meta:non-whitespace-character-count="4257"/>
  </office:meta>
</office:document-meta>
</file>